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10000000D697AE9DD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45cm" fo:min-width="12.3cm"/>
    </style:style>
    <style:style style:name="gr2" style:family="graphic" style:parent-style-name="standard">
      <style:graphic-properties draw:textarea-horizontal-align="justify" draw:textarea-vertical-align="middle" draw:auto-grow-height="false" fo:min-height="0.62cm" fo:min-width="1.3cm"/>
    </style:style>
    <style:style style:name="gr3" style:family="graphic" style:parent-style-name="standard">
      <style:graphic-properties draw:textarea-horizontal-align="justify" draw:textarea-vertical-align="middle" draw:auto-grow-height="false" fo:min-height="0.62cm" fo:min-width="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9cm" fo:min-width="0.828cm"/>
    </style:style>
    <style:style style:name="gr5" style:family="graphic" style:parent-style-name="standard">
      <style:graphic-properties draw:textarea-horizontal-align="justify" draw:textarea-vertical-align="middle" draw:auto-grow-height="false" fo:min-height="4.363cm" fo:min-width="6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043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.828cm"/>
    </style:style>
    <style:style style:name="gr10" style:family="graphic" style:parent-style-name="standard">
      <style:graphic-properties draw:textarea-horizontal-align="justify" draw:textarea-vertical-align="middle" draw:auto-grow-height="false" fo:min-height="0.238cm" fo:min-width="3.47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3cm" fo:min-width="0.73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3cm" fo:min-width="1.3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1.9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01cm" fo:min-width="0.828cm"/>
    </style:style>
    <style:style style:name="gr16" style:family="graphic" style:parent-style-name="standard">
      <style:graphic-properties draw:textarea-horizontal-align="justify" draw:textarea-vertical-align="middle" draw:auto-grow-height="false" fo:min-height="0.388cm" fo:min-width="1.548cm"/>
    </style:style>
    <style:style style:name="gr17" style:family="graphic" style:parent-style-name="standard">
      <style:graphic-properties draw:stroke="none" draw:fill="none" fo:min-height="2.641cm"/>
    </style:style>
    <style:style style:name="gr18" style:family="graphic" style:parent-style-name="standard">
      <style:graphic-properties draw:textarea-horizontal-align="justify" draw:textarea-vertical-align="middle" draw:auto-grow-height="false" fo:min-height="4.256cm" fo:min-width="6.9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0.061cm" fo:min-width="0.131cm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.13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13cm" fo:min-width="0.828cm"/>
    </style:style>
    <style:style style:name="gr23" style:family="graphic" style:parent-style-name="standard">
      <style:graphic-properties draw:textarea-horizontal-align="justify" draw:textarea-vertical-align="middle" draw:auto-grow-height="false" fo:min-height="0.449cm" fo:min-width="3.83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5cm" fo:min-width="0.73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15cm" fo:min-width="0.738cm"/>
    </style:style>
    <style:style style:name="gr26" style:family="graphic" style:parent-style-name="standard">
      <style:graphic-properties draw:textarea-horizontal-align="justify" draw:textarea-vertical-align="middle" draw:auto-grow-height="false" fo:min-height="0.45cm" fo:min-width="2.6cm"/>
    </style:style>
    <style:style style:name="gr27" style:family="graphic" style:parent-style-name="standard">
      <style:graphic-properties draw:textarea-horizontal-align="justify" draw:textarea-vertical-align="middle" draw:auto-grow-height="false" fo:min-height="4.15cm" fo:min-width="10.3cm"/>
    </style:style>
    <style:style style:name="gr28" style:family="graphic" style:parent-style-name="standard">
      <style:graphic-properties draw:textarea-horizontal-align="justify" draw:textarea-vertical-align="middle" draw:auto-grow-height="false" fo:min-height="0.85cm" fo:min-width="10.8cm"/>
    </style:style>
    <style:style style:name="gr29" style:family="graphic" style:parent-style-name="standard">
      <style:graphic-properties draw:fill-color="#66ffff" draw:textarea-horizontal-align="justify" draw:textarea-vertical-align="middle" draw:auto-grow-height="false" fo:min-height="0.85cm" fo:min-width="10.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2cm" fo:min-width="0.73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73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3cm" fo:min-width="0.738cm"/>
    </style:style>
    <style:style style:name="gr33" style:family="graphic" style:parent-style-name="standard">
      <style:graphic-properties draw:textarea-horizontal-align="justify" draw:textarea-vertical-align="middle" draw:auto-grow-height="false" fo:min-height="0.621cm" fo:min-width="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.82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82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7cm" fo:min-width="0.828cm"/>
    </style:style>
    <style:style style:name="gr37" style:family="graphic" style:parent-style-name="standard">
      <style:graphic-properties draw:textarea-horizontal-align="justify" draw:textarea-vertical-align="middle" draw:auto-grow-height="false" fo:min-height="0.35cm" fo:min-width="1.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.73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13cm" fo:min-width="0.738cm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icrosoft Sans Serif" fo:font-size="10pt" style:font-size-asian="10pt" style:font-size-complex="10pt"/>
    </style:style>
    <style:style style:name="P3" style:family="paragraph">
      <style:text-properties style:font-name="Microsoft Sans Serif" fo:font-size="12pt" style:font-size-asian="12pt" style:font-size-complex="12pt"/>
    </style:style>
    <style:style style:name="P4" style:family="paragraph">
      <style:text-properties style:font-name="Microsoft Sans Serif" fo:font-size="10pt" style:font-size-asian="10pt" style:font-size-complex="10pt"/>
    </style:style>
    <style:style style:name="P5" style:family="paragraph">
      <style:text-properties style:font-name="Microsoft Sans Serif" fo:font-size="10pt" style:text-underline-style="solid" style:text-underline-width="auto" style:text-underline-color="font-color" style:font-size-asian="10pt" style:font-size-complex="10pt"/>
    </style:style>
    <style:style style:name="P6" style:family="paragraph">
      <style:text-properties style:font-name="Microsoft Sans Serif" fo:font-size="11pt" style:font-size-asian="11pt" style:font-size-complex="11pt"/>
    </style:style>
    <style:style style:name="P7" style:family="paragraph">
      <style:text-properties fo:font-size="11pt" style:font-size-asian="11pt" style:font-size-complex="11pt"/>
    </style:style>
    <style:style style:name="P8" style:family="paragraph">
      <style:text-properties style:font-name="Microsoft Sans Serif" fo:font-size="10pt" fo:font-weight="bold" style:font-size-asian="10pt" style:font-weight-asian="bold" style:font-size-complex="10pt" style:font-weight-complex="bold"/>
    </style:style>
    <style:style style:name="P9" style:family="paragraph">
      <style:paragraph-properties fo:text-align="center"/>
      <style:text-properties style:font-name="Microsoft Sans Serif" fo:font-size="12pt" style:font-size-asian="12pt" style:font-size-complex="12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style:font-name="Microsoft Sans Serif" fo:font-size="10pt" style:font-size-asian="10pt" style:font-size-complex="10pt"/>
    </style:style>
    <style:style style:name="T1" style:family="text">
      <style:text-properties style:font-name="Microsoft Sans Serif" fo:font-size="10pt" style:font-size-asian="10pt" style:font-size-complex="10pt"/>
    </style:style>
    <style:style style:name="T2" style:family="text">
      <style:text-properties style:font-name="Microsoft Sans Serif" fo:font-size="12pt" style:font-size-asian="12pt" style:font-size-complex="12pt"/>
    </style:style>
    <style:style style:name="T3" style:family="text">
      <style:text-properties style:font-name="Microsoft Sans Serif"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style:font-name="Microsoft Sans Serif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8cm" svg:height="7.7cm" svg:x="1cm" svg:y="1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0.87cm" svg:x="11.7cm" svg:y="18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8cm" svg:height="0.87cm" svg:x="7.7cm" svg:y="18.73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0.87cm" svg:x="3cm" svg:y="18.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2.5cm" svg:height="1.859cm" svg:x="3.3cm" svg:y="18.623cm">
          <draw:text-box>
            <text:p text:style-name="P1"><text:span text:style-name="T1">Search Database</text:span></text:p>
          </draw:text-box>
        </draw:frame>
        <draw:custom-shape draw:style-name="gr2" draw:text-style-name="P1" draw:layer="layout" svg:width="1.8cm" svg:height="0.87cm" svg:x="5.7cm" svg:y="18.7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6.5cm" svg:height="4.613cm" svg:x="1cm" svg:y="0.987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cm" svg:y1="1.5cm" svg:x2="7.5cm" svg:y2="1.5cm">
          <text:p/>
        </draw:line>
        <draw:line draw:style-name="gr6" draw:text-style-name="P1" draw:layer="layout" svg:x1="7.094cm" svg:y1="0.987cm" svg:x2="7.5cm" svg:y2="1.5cm">
          <text:p/>
        </draw:line>
        <draw:line draw:style-name="gr6" draw:text-style-name="P1" draw:layer="layout" svg:x1="7.094cm" svg:y1="1.5cm" svg:x2="7.5cm" svg:y2="0.987cm">
          <text:p/>
        </draw:line>
        <draw:custom-shape draw:style-name="gr7" draw:text-style-name="P1" draw:layer="layout" svg:width="0.406cm" svg:height="0.293cm" svg:x="6.586cm" svg:y="1.13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06cm" svg:height="0.073cm" svg:x="6.586cm" svg:y="1.06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6.129cm" svg:y1="1.353cm" svg:x2="6.434cm" svg:y2="1.353cm">
          <text:p/>
        </draw:line>
        <draw:frame draw:style-name="gr9" draw:text-style-name="P3" draw:layer="layout" svg:width="2.599cm" svg:height="1.207cm" svg:x="3.401cm" svg:y="0.871cm">
          <draw:text-box>
            <text:p><text:span text:style-name="T2">Log In</text:span></text:p>
          </draw:text-box>
        </draw:frame>
        <draw:custom-shape draw:style-name="gr10" draw:text-style-name="P1" draw:layer="layout" svg:width="3.972cm" svg:height="0.488cm" svg:x="2.728cm" svg:y="2.66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972cm" svg:height="0.488cm" svg:x="2.728cm" svg:y="3.321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1.666cm" svg:height="0.733cm" svg:x="1.1cm" svg:y="2.567cm">
          <draw:text-box>
            <text:p><text:span text:style-name="T1">Email</text:span></text:p>
          </draw:text-box>
        </draw:frame>
        <draw:frame draw:style-name="gr12" draw:text-style-name="P4" draw:layer="layout" svg:width="2.459cm" svg:height="0.653cm" svg:x="0.841cm" svg:y="3.193cm">
          <draw:text-box>
            <text:p><text:span text:style-name="T1">Password</text:span></text:p>
          </draw:text-box>
        </draw:frame>
        <draw:frame draw:style-name="gr13" draw:text-style-name="P3" draw:layer="layout" svg:width="3.541cm" svg:height="0.729cm" svg:x="2.6cm" svg:y="1.701cm">
          <draw:text-box>
            <text:p><text:span text:style-name="T2">Please Log in</text:span></text:p>
          </draw:text-box>
        </draw:frame>
        <draw:frame draw:style-name="gr14" draw:text-style-name="P5" draw:layer="layout" svg:width="4.762cm" svg:height="1.055cm" svg:x="1.838cm" svg:y="3.864cm">
          <draw:text-box>
            <text:p><text:span text:style-name="T3">Forgotten Your Password?</text:span></text:p>
          </draw:text-box>
        </draw:frame>
        <draw:frame draw:style-name="gr15" draw:text-style-name="P6" draw:layer="layout" svg:width="6.2cm" svg:height="4.551cm" svg:x="7.6cm" svg:y="1.049cm">
          <draw:text-box>
            <text:p><text:span text:style-name="T4">This is the Login Screen. Once the Email and password have been entered correctly, the user will be taken to the Main Database Menu.</text:span></text:p>
          </draw:text-box>
        </draw:frame>
        <draw:custom-shape draw:style-name="gr16" draw:text-style-name="P1" draw:layer="layout" svg:width="2.048cm" svg:height="0.638cm" svg:x="3.252cm" svg:y="4.762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2.127cm" svg:height="1.207cm" svg:x="3.473cm" svg:y="4.657cm">
          <draw:text-box>
            <text:p><text:span text:style-name="T2">Log In</text:span></text:p>
          </draw:text-box>
        </draw:frame>
        <draw:frame draw:style-name="gr17" draw:text-style-name="P7" draw:layer="layout" svg:width="5.938cm" svg:height="2.891cm" svg:x="7.562cm" svg:y="4.3cm">
          <draw:text-box>
            <text:p><text:span text:style-name="T4">The hyperlink underneath the input boxes opens this screen where they are required to enter their email, and then their corresponding password will be sent to that email. <text:s/></text:span></text:p>
          </draw:text-box>
        </draw:frame>
        <draw:custom-shape draw:style-name="gr18" draw:text-style-name="P1" draw:layer="layout" svg:width="7.4cm" svg:height="4.506cm" svg:x="6.8cm" svg:y="7.194cm">
          <text:p/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6.3cm" svg:y1="4.2cm" svg:x2="7.3cm" svg:y2="7.2cm">
          <text:p/>
        </draw:line>
        <draw:line draw:style-name="gr6" draw:text-style-name="P1" draw:layer="layout" svg:x1="6.8cm" svg:y1="7.8cm" svg:x2="14.2cm" svg:y2="7.767cm">
          <text:p/>
        </draw:line>
        <draw:line draw:style-name="gr6" draw:text-style-name="P1" draw:layer="layout" svg:x1="13.569cm" svg:y1="7.223cm" svg:x2="14.2cm" svg:y2="7.767cm">
          <text:p/>
        </draw:line>
        <draw:line draw:style-name="gr6" draw:text-style-name="P1" draw:layer="layout" svg:x1="13.569cm" svg:y1="7.767cm" svg:x2="14.2cm" svg:y2="7.223cm">
          <text:p/>
        </draw:line>
        <draw:custom-shape draw:style-name="gr20" draw:text-style-name="P1" draw:layer="layout" svg:width="0.631cm" svg:height="0.311cm" svg:x="12.78cm" svg:y="7.37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631cm" svg:height="0.078cm" svg:x="12.78cm" svg:y="7.3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07cm" svg:y1="7.611cm" svg:x2="12.543cm" svg:y2="7.611cm">
          <text:p/>
        </draw:line>
        <draw:frame draw:style-name="gr22" draw:text-style-name="P3" draw:layer="layout" svg:width="5.047cm" svg:height="2.163cm" svg:x="7.653cm" svg:y="7.2cm">
          <draw:text-box>
            <text:p><text:span text:style-name="T2">Forgotten Password</text:span></text:p>
          </draw:text-box>
        </draw:frame>
        <draw:custom-shape draw:style-name="gr23" draw:text-style-name="P1" draw:layer="layout" svg:width="4.339cm" svg:height="0.699cm" svg:x="9.1cm" svg:y="9.3cm">
          <text:p/>
          <draw:enhanced-geometry svg:viewBox="0 0 21600 21600" draw:type="rectangle" draw:enhanced-path="M 0 0 L 21600 0 21600 21600 0 21600 0 0 Z N"/>
        </draw:custom-shape>
        <draw:frame draw:style-name="gr24" draw:text-style-name="P4" draw:layer="layout" svg:width="3.122cm" svg:height="1.685cm" svg:x="7cm" svg:y="9.2cm">
          <draw:text-box>
            <text:p><text:span text:style-name="T1">Enter Email</text:span></text:p>
          </draw:text-box>
        </draw:frame>
        <draw:frame draw:style-name="gr25" draw:text-style-name="P4" draw:layer="layout" svg:width="7.3cm" svg:height="3.065cm" svg:x="6.8cm" svg:y="7.915cm">
          <draw:text-box>
            <text:p><text:span text:style-name="T1">An email will be sent to your email address with your password details.</text:span></text:p>
          </draw:text-box>
        </draw:frame>
        <draw:custom-shape draw:style-name="gr26" draw:text-style-name="P1" draw:layer="layout" svg:width="3.1cm" svg:height="0.7cm" svg:x="9.2cm" svg:y="10.507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2.047cm" svg:height="1.207cm" svg:x="9.953cm" svg:y="10.5cm">
          <draw:text-box>
            <text:p><text:span text:style-name="T2">Send</text:span></text:p>
          </draw:text-box>
        </draw:frame>
        <draw:custom-shape draw:style-name="gr27" draw:text-style-name="P1" draw:layer="layout" svg:width="10.8cm" svg:height="4.4cm" svg:x="1.6cm" svg:y="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1.3cm" svg:height="1.1cm" svg:x="1.6cm" svg:y="17.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1.3cm" svg:height="1.1cm" svg:x="1.6cm" svg:y="16.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1.3cm" svg:height="1.1cm" svg:x="1.6cm" svg:y="15.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1.3cm" svg:height="1.1cm" svg:x="1.6cm" svg:y="13.9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3.2cm" svg:y1="18.4cm" svg:x2="3.2cm" svg:y2="14cm">
          <text:p/>
        </draw:line>
        <draw:frame draw:style-name="gr30" draw:text-style-name="P8" draw:layer="layout" svg:width="1.9cm" svg:height="0.722cm" svg:x="1.5cm" svg:y="14.5cm">
          <draw:text-box>
            <text:p><text:span text:style-name="T3">AuthorID</text:span></text:p>
          </draw:text-box>
        </draw:frame>
        <draw:frame draw:style-name="gr31" draw:text-style-name="P4" draw:layer="layout" svg:width="2.6cm" svg:height="1.055cm" svg:x="3cm" svg:y="14.5cm">
          <draw:text-box>
            <text:p><text:span text:style-name="T3">Forename</text:span></text:p>
          </draw:text-box>
        </draw:frame>
        <draw:line draw:style-name="gr6" draw:text-style-name="P1" draw:layer="layout" svg:x1="4.9cm" svg:y1="14cm" svg:x2="4.9cm" svg:y2="18.4cm">
          <text:p/>
        </draw:line>
        <draw:frame draw:style-name="gr32" draw:text-style-name="P4" draw:layer="layout" svg:width="2cm" svg:height="0.653cm" svg:x="4.7cm" svg:y="14.5cm">
          <draw:text-box>
            <text:p><text:span text:style-name="T3">Surname</text:span></text:p>
          </draw:text-box>
        </draw:frame>
        <draw:line draw:style-name="gr6" draw:text-style-name="P1" draw:layer="layout" svg:x1="6.4cm" svg:y1="14cm" svg:x2="6.4cm" svg:y2="18.4cm">
          <text:p/>
        </draw:line>
        <draw:frame draw:style-name="gr32" draw:text-style-name="P4" draw:layer="layout" svg:width="1.4cm" svg:height="0.653cm" svg:x="6.2cm" svg:y="14.5cm">
          <draw:text-box>
            <text:p><text:span text:style-name="T3">Email</text:span></text:p>
          </draw:text-box>
        </draw:frame>
        <draw:line draw:style-name="gr6" draw:text-style-name="P1" draw:layer="layout" svg:x1="7.4cm" svg:y1="14cm" svg:x2="7.4cm" svg:y2="18.4cm">
          <text:p/>
        </draw:line>
        <draw:line draw:style-name="gr6" draw:text-style-name="P1" draw:layer="layout" svg:x1="9.8cm" svg:y1="14cm" svg:x2="9.8cm" svg:y2="18.4cm">
          <text:p/>
        </draw:line>
        <draw:frame draw:style-name="gr31" draw:text-style-name="P4" draw:layer="layout" svg:width="2.8cm" svg:height="1.055cm" svg:x="7.2cm" svg:y="14.5cm">
          <draw:text-box>
            <text:p><text:span text:style-name="T3">PhoneNumber</text:span></text:p>
          </draw:text-box>
        </draw:frame>
        <draw:frame draw:style-name="gr31" draw:text-style-name="P4" draw:layer="layout" svg:width="1.9cm" svg:height="1.055cm" svg:x="9.6cm" svg:y="14.5cm">
          <draw:text-box>
            <text:p><text:span text:style-name="T3">Address</text:span></text:p>
          </draw:text-box>
        </draw:frame>
        <draw:line draw:style-name="gr6" draw:text-style-name="P1" draw:layer="layout" svg:x1="11.2cm" svg:y1="14cm" svg:x2="11.2cm" svg:y2="18.4cm">
          <text:p/>
        </draw:line>
        <draw:frame draw:style-name="gr31" draw:text-style-name="P4" draw:layer="layout" svg:width="2.1cm" svg:height="1.055cm" svg:x="11cm" svg:y="14.5cm">
          <draw:text-box>
            <text:p><text:span text:style-name="T3">Postcode</text:span></text:p>
          </draw:text-box>
        </draw:frame>
        <draw:line draw:style-name="gr6" draw:text-style-name="P1" draw:layer="layout" svg:x1="1cm" svg:y1="12.9cm" svg:x2="13.8cm" svg:y2="12.867cm">
          <text:p/>
        </draw:line>
        <draw:line draw:style-name="gr6" draw:text-style-name="P1" draw:layer="layout" svg:x1="13.169cm" svg:y1="12.323cm" svg:x2="13.8cm" svg:y2="12.867cm">
          <text:p/>
        </draw:line>
        <draw:line draw:style-name="gr6" draw:text-style-name="P1" draw:layer="layout" svg:x1="13.169cm" svg:y1="12.867cm" svg:x2="13.8cm" svg:y2="12.323cm">
          <text:p/>
        </draw:line>
        <draw:custom-shape draw:style-name="gr20" draw:text-style-name="P1" draw:layer="layout" svg:width="0.631cm" svg:height="0.311cm" svg:x="12.38cm" svg:y="12.47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631cm" svg:height="0.078cm" svg:x="12.38cm" svg:y="12.4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1.67cm" svg:y1="12.711cm" svg:x2="12.143cm" svg:y2="12.711cm">
          <text:p/>
        </draw:line>
        <draw:frame draw:style-name="gr9" draw:text-style-name="P9" draw:layer="layout" svg:width="2.6cm" svg:height="1.207cm" svg:x="6.1cm" svg:y="12.237cm">
          <draw:text-box>
            <text:p text:style-name="P1"><text:span text:style-name="T2">Main Menu</text:span></text:p>
          </draw:text-box>
        </draw:frame>
        <draw:custom-shape draw:style-name="gr33" draw:text-style-name="P1" draw:layer="layout" svg:width="1.5cm" svg:height="0.871cm" svg:x="1.3cm" svg:y="18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4" draw:layer="layout" svg:width="1.547cm" svg:height="0.729cm" svg:x="1.453cm" svg:y="18.8cm">
          <draw:text-box>
            <text:p><text:span text:style-name="T1">View</text:span></text:p>
          </draw:text-box>
        </draw:frame>
        <draw:frame draw:style-name="gr35" draw:text-style-name="P4" draw:layer="layout" svg:width="1.447cm" svg:height="1.055cm" svg:x="7.953cm" svg:y="18.823cm">
          <draw:text-box>
            <text:p><text:span text:style-name="T1"/></text:p>
            <text:p><text:span text:style-name="T1"/></text:p>
          </draw:text-box>
        </draw:frame>
        <draw:frame draw:style-name="gr35" draw:text-style-name="P2" draw:layer="layout" svg:width="1.447cm" svg:height="1.055cm" svg:x="7.9cm" svg:y="18.645cm">
          <draw:text-box>
            <text:p text:style-name="P1"><text:span text:style-name="T1">Edit</text:span></text:p>
            <text:p text:style-name="P1"><text:span text:style-name="T1">Entry</text:span></text:p>
          </draw:text-box>
        </draw:frame>
        <draw:frame draw:style-name="gr35" draw:text-style-name="P4" draw:layer="layout" svg:width="1.447cm" svg:height="1.055cm" svg:x="7.953cm" svg:y="18.824cm">
          <draw:text-box>
            <text:p><text:span text:style-name="T1"/></text:p>
            <text:p><text:span text:style-name="T1"/></text:p>
          </draw:text-box>
        </draw:frame>
        <draw:custom-shape draw:style-name="gr2" draw:text-style-name="P1" draw:layer="layout" svg:width="1.8cm" svg:height="0.87cm" svg:x="9.7cm" svg:y="18.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4" draw:layer="layout" svg:width="1.447cm" svg:height="1.055cm" svg:x="9.853cm" svg:y="18.824cm">
          <draw:text-box>
            <text:p><text:span text:style-name="T1"/></text:p>
            <text:p><text:span text:style-name="T1"/></text:p>
          </draw:text-box>
        </draw:frame>
        <draw:frame draw:style-name="gr36" draw:text-style-name="P2" draw:layer="layout" svg:width="1.9cm" svg:height="1.457cm" svg:x="9.7cm" svg:y="18.646cm">
          <draw:text-box>
            <text:p text:style-name="P1"><text:span text:style-name="T1">Remove</text:span></text:p>
            <text:p text:style-name="P1"><text:span text:style-name="T1">Entry</text:span></text:p>
          </draw:text-box>
        </draw:frame>
        <draw:frame draw:style-name="gr35" draw:text-style-name="P2" draw:layer="layout" svg:width="1.447cm" svg:height="1.055cm" svg:x="5.853cm" svg:y="18.645cm">
          <draw:text-box>
            <text:p text:style-name="P1"><text:span text:style-name="T1">Add Entry</text:span></text:p>
          </draw:text-box>
        </draw:frame>
        <draw:frame draw:style-name="gr4" draw:text-style-name="P2" draw:layer="layout" svg:width="2.2cm" svg:height="1.859cm" svg:x="11.6cm" svg:y="18.624cm">
          <draw:text-box>
            <text:p text:style-name="P1"><text:span text:style-name="T1">Change Password</text:span></text:p>
          </draw:text-box>
        </draw:frame>
        <draw:custom-shape draw:style-name="gr37" draw:text-style-name="P1" draw:layer="layout" svg:width="1.8cm" svg:height="0.6cm" svg:x="1.1cm" svg:y="13cm">
          <text:p/>
          <draw:enhanced-geometry svg:viewBox="0 0 21600 21600" draw:type="rectangle" draw:enhanced-path="M 0 0 L 21600 0 21600 21600 0 21600 0 0 Z N"/>
        </draw:custom-shape>
        <draw:frame draw:style-name="gr35" draw:text-style-name="P4" draw:layer="layout" svg:width="1.947cm" svg:height="1.055cm" svg:x="1.153cm" svg:y="12.945cm">
          <draw:text-box>
            <text:p><text:span text:style-name="T1">Log Out</text:span></text:p>
          </draw:text-box>
        </draw:frame>
        <draw:line draw:style-name="gr6" draw:text-style-name="P1" draw:layer="layout" svg:x1="3.2cm" svg:y1="5.1cm" svg:x2="0.5cm" svg:y2="5.1cm">
          <text:p/>
        </draw:line>
        <draw:line draw:style-name="gr6" draw:text-style-name="P1" draw:layer="layout" svg:x1="0.5cm" svg:y1="12.6cm" svg:x2="0.5cm" svg:y2="5.1cm">
          <text:p/>
        </draw:line>
        <draw:line draw:style-name="gr19" draw:text-style-name="P1" draw:layer="layout" svg:x1="0.5cm" svg:y1="12.6cm" svg:x2="1.2cm" svg:y2="12.6cm">
          <text:p/>
        </draw:line>
        <draw:line draw:style-name="gr19" draw:text-style-name="P1" draw:layer="layout" svg:x1="3.4cm" svg:y1="6.1cm" svg:x2="4.2cm" svg:y2="5.3cm">
          <text:p/>
        </draw:line>
        <draw:line draw:style-name="gr19" draw:text-style-name="P1" draw:layer="layout" svg:x1="3.5cm" svg:y1="8cm" svg:x2="9.2cm" svg:y2="10.7cm">
          <text:p/>
        </draw:line>
        <draw:frame draw:style-name="gr38" draw:text-style-name="P11" draw:layer="layout" svg:width="3.122cm" svg:height="2cm" svg:x="1.078cm" svg:y="6.2cm">
          <draw:text-box>
            <text:p text:style-name="P10"><text:span text:style-name="T1">Buttons are big to avoid misclicking when distracted.</text:span></text:p>
          </draw:text-box>
        </draw:frame>
        <draw:frame draw:style-name="gr39" draw:text-style-name="P11" draw:layer="layout" svg:width="5.222cm" svg:height="2.663cm" svg:x="1.2cm" svg:y="10.537cm">
          <draw:text-box>
            <text:p text:style-name="P10"><text:span text:style-name="T1">Selected fields are highlighted to show clear indication that it has been selected.</text:span></text:p>
          </draw:text-box>
        </draw:frame>
        <draw:line draw:style-name="gr19" draw:text-style-name="P1" draw:layer="layout" svg:x1="3.2cm" svg:y1="11.8cm" svg:x2="3.2cm" svg:y2="16.8cm">
          <text:p/>
        </draw:line>
        <draw:frame draw:style-name="gr40" draw:text-style-name="P1" draw:layer="layout" svg:width="0.423cm" svg:height="4.6cm" svg:x="12.9cm" svg:y="13.9cm">
          <draw:image xlink:href="Pictures/1000000000000010000000D697AE9DD8.png" xlink:type="simple" xlink:show="embed" xlink:actuate="onLoad">
            <text:p/>
          </draw:image>
        </draw:frame>
        <draw:line draw:style-name="gr19" draw:text-style-name="P1" draw:layer="layout" svg:x1="9.2cm" svg:y1="10.9cm" svg:x2="3.9cm" svg:y2="9.5cm">
          <text:p/>
        </draw:line>
        <draw:frame draw:style-name="gr38" draw:text-style-name="P11" draw:layer="layout" svg:width="3.4cm" svg:height="2cm" svg:x="0.9cm" svg:y="8.6cm">
          <draw:text-box>
            <text:p text:style-name="P10"><text:span text:style-name="T1">Email will be sent containing password details.</text:span></text:p>
          </draw:text-box>
        </draw:frame>
        <draw:line draw:style-name="gr6" draw:text-style-name="P1" draw:layer="layout" svg:x1="1cm" svg:y1="13.4cm" svg:x2="0.2cm" svg:y2="13.4cm">
          <text:p/>
        </draw:line>
        <draw:line draw:style-name="gr6" draw:text-style-name="P1" draw:layer="layout" svg:x1="0.3cm" svg:y1="1.4cm" svg:x2="0.2cm" svg:y2="13.4cm">
          <text:p/>
        </draw:line>
        <draw:line draw:style-name="gr19" draw:text-style-name="P1" draw:layer="layout" svg:x1="0.3cm" svg:y1="1.4cm" svg:x2="1.4cm" svg:y2="1.4cm">
          <text:p/>
        </draw:line>
        <draw:line draw:style-name="gr6" draw:text-style-name="P1" draw:layer="layout" svg:x1="12.3cm" svg:y1="11cm" svg:x2="14.4cm" svg:y2="11cm">
          <text:p/>
        </draw:line>
        <draw:line draw:style-name="gr6" draw:text-style-name="P1" draw:layer="layout" svg:x1="14.4cm" svg:y1="3.9cm" svg:x2="14.5cm" svg:y2="11cm">
          <text:p/>
        </draw:line>
        <draw:line draw:style-name="gr19" draw:text-style-name="P1" draw:layer="layout" svg:x1="14.4cm" svg:y1="3.9cm" svg:x2="7.5cm" svg:y2="3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9T12:56:58.213000000</meta:creation-date>
    <dc:date>2014-11-30T18:53:00.569000000</dc:date>
    <meta:editing-duration>PT6H36M21S</meta:editing-duration>
    <meta:editing-cycles>17</meta:editing-cycles>
    <meta:generator>LibreOffice/4.3.2.2$Windows_x86 LibreOffice_project/edfb5295ba211bd31ad47d0bad0118690f76407d</meta:generator>
    <meta:document-statistic meta:object-count="92"/>
  </office:meta>
</office:document-meta>
</file>